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ゴシック1" svg:font-family="IPAゴシック" style:font-family-generic="modern" style:font-pitch="fixed"/>
    <style:font-face style:name="IPAゴシック" svg:font-family="IPAゴシック" style:font-family-generic="modern" style:font-pitch="variable"/>
    <style:font-face style:name="Liberation Sans1" svg:font-family="'Liberation Sans'" style:font-family-generic="modern" style:font-pitch="variable"/>
    <style:font-face style:name="ＭＳ Ｐゴシック1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draw:marker-start-width="0.35cm" draw:marker-end-width="0.3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gradient" draw:fill-gradient-name="Blue_20_Gradient_20_2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683cm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7" style:family="graphic" style:parent-style-name="standard">
      <style:graphic-properties svg:stroke-width="0cm" draw:marker-start-width="0.2cm" draw:marker-end-width="0.2cm" draw:fill="none" draw:textarea-horizontal-align="justify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color="#000000" draw:fill="none" draw:fill-color="#ffffff" fo:min-height="0.956cm"/>
    </style:style>
    <style:style style:name="gr9" style:family="graphic" style:parent-style-name="standard">
      <style:graphic-properties draw:stroke="none" svg:stroke-color="#000000" draw:fill="none" draw:fill-color="#ffffff" fo:min-height="0.917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gradient-name="Blue_20_Gradient_20_2"/>
      <style:paragraph-properties fo:text-align="center"/>
    </style:style>
    <style:style style:name="P4" style:family="paragraph">
      <loext:graphic-properties draw:fill="none" draw:fill-color="#ffffff"/>
      <style:text-properties style:font-name="IPAゴシック1" style:font-name-asian="IPAゴシック1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IPAゴシック1" style:font-name-asian="IPAゴシック1"/>
    </style:style>
    <style:style style:name="P7" style:family="paragraph">
      <loext:graphic-properties draw:fill="none"/>
      <style:paragraph-properties fo:text-align="center"/>
      <style:text-properties style:font-name="IPAゴシック1" fo:font-size="14pt" style:font-name-asian="IPAゴシック1" style:font-size-asian="14pt" style:font-size-complex="14pt"/>
    </style:style>
    <style:style style:name="P8" style:family="paragraph">
      <loext:graphic-properties draw:fill="none" draw:fill-color="#ffffff"/>
      <style:text-properties style:font-name="IPAゴシック1" fo:font-size="12pt" style:font-name-asian="IPAゴシック1" style:font-size-asian="12pt" style:font-size-complex="12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style:font-name="IPAゴシック1" fo:font-size="12pt" style:font-name-asian="IPAゴシック1" style:font-size-asian="12pt" style:font-size-complex="12pt"/>
    </style:style>
    <style:style style:name="T1" style:family="text">
      <style:text-properties style:font-name="IPAゴシック1" style:font-name-asian="IPAゴシック1"/>
    </style:style>
    <style:style style:name="T2" style:family="text">
      <style:text-properties style:font-name="IPAゴシック1" fo:font-size="14pt" style:font-name-asian="IPAゴシック1" style:font-size-asian="14pt" style:font-size-complex="14pt"/>
    </style:style>
    <style:style style:name="T3" style:family="text">
      <style:text-properties style:font-name="IPAゴシック1" fo:font-size="12pt" style:font-name-asian="IPAゴシック1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1.134cm" svg:height="1.131cm" svg:x="2.692cm" svg:y="8.586cm">
          <text:p/>
          <draw:enhanced-geometry svg:viewBox="0 0 21600 21600" draw:glue-points="?f6 0 10800 ?f8 ?f11 10800 ?f9 21600 10800 ?f10 ?f5 10800" draw:text-areas="?f3 ?f3 ?f4 ?f4" draw:type="parallelogram" draw:modifiers="3084.5715132212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261cm" svg:height="0.783cm" draw:transform="skewX (-0.00383972435438754) rotate (0.754505835637149) translate (11.37cm 8.7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41cm" svg:height="0.326cm" draw:transform="rotate (1.15069557583986) translate (11.01cm 8.743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72cm" svg:height="0.2cm" draw:transform="rotate (0.690626785014156) translate (9.931cm 7.56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3cm" svg:height="0.323cm" draw:transform="skewX (0.311541271480988) rotate (-3.06881242378163) translate (10.042cm 7.367cm)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12cm" svg:height="0.235cm" draw:transform="rotate (0.732340154136821) translate (10.285cm 7.5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48cm" svg:height="0.332cm" draw:transform="skewX (-0.00296705972839033) rotate (0.676838683923401) translate (4.216cm 7.23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05cm" svg:height="0.302cm" draw:transform="rotate (0.893084978245498) translate (4.17cm 6.7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48cm" svg:height="0.33cm" draw:transform="rotate (0.676838683923401) translate (5.437cm 7.214cm)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05cm" svg:height="0.301cm" draw:transform="skewX (0.00331612557878923) rotate (0.893084978245498) translate (5.563cm 6.722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23cm" svg:height="1.13cm" svg:x="5.04cm" svg:y="6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75cm" svg:height="0.365cm" draw:transform="skewX (-0.0027925268031908) rotate (0.919090384100214) translate (4.561cm 8.3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75cm" svg:height="0.368cm" draw:transform="rotate (0.919090384100214) translate (5.259cm 8.344cm)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61cm" svg:height="0.782cm" draw:transform="rotate (0.259530459771557) translate (4.597cm 8.3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62cm" svg:height="0.783cm" draw:transform="rotate (0.259530459771557) translate (5.555cm 8.389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73cm" svg:height="0.349cm" draw:transform="rotate (-0.807389311972577) translate (4.89cm 8.93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73cm" svg:height="0.349cm" draw:transform="rotate (-0.807389311972577) translate (5.873cm 8.947cm)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97cm" svg:height="0.696cm" svg:x="4.953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73cm" svg:height="0.348cm" draw:transform="rotate (-0.807389311972577) translate (5.877cm 5.8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74cm" svg:height="0.349cm" draw:transform="skewX (-0.002792526803191) rotate (-0.807389311972577) translate (4.856cm 5.798cm)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523cm" svg:height="2.61cm" svg:x="4.034cm" svg:y="3.2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523cm" svg:height="2.609cm" svg:x="7.476cm" svg:y="6.84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571cm" svg:height="0.199cm" draw:transform="skewX (-0.010122909661567) rotate (0.435983247148184) translate (9.912cm 7.628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22cm" svg:height="1.131cm" draw:transform="skewX (0.000872664625997164) rotate (0.26790804018113) translate (10.555cm 7.1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12cm" svg:height="0.235cm" draw:transform="rotate (0.919090384100214) translate (10.31cm 7.6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61cm" svg:height="0.783cm" draw:transform="rotate (0.259530459771557) translate (10.686cm 8.4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73cm" svg:height="0.347cm" draw:transform="skewX (0.00296705972839028) rotate (-0.807389311972577) translate (10.979cm 8.98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97cm" svg:height="0.695cm" svg:x="10.433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5cm" svg:height="0.322cm" draw:transform="skewX (0.320791516516558) rotate (-3.06881242378163) translate (9.985cm 7.544cm)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41cm" svg:height="0.328cm" draw:transform="rotate (1.91375352481178) translate (10.89cm 8.789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73cm" svg:height="0.348cm" draw:transform="rotate (-0.807389311972577) translate (11.966cm 9.0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085cm" svg:height="0.933cm" svg:x="7.215cm" svg:y="4.067cm">
          <draw:text-box>
            <text:p><text:span text:style-name="T1">同じ物体</text:span></text:p>
          </draw:text-box>
        </draw:frame>
        <draw:line draw:style-name="gr5" draw:text-style-name="P5" draw:layer="layout" svg:x1="7.215cm" svg:y1="4.585cm" svg:x2="6.084cm" svg:y2="4.846cm">
          <text:p/>
        </draw:line>
        <draw:line draw:style-name="gr5" draw:text-style-name="P5" draw:layer="layout" svg:x1="8.085cm" svg:y1="4.846cm" svg:x2="8.259cm" svg:y2="6.847cm">
          <text:p/>
        </draw:line>
        <draw:custom-shape draw:style-name="gr6" draw:text-style-name="P6" draw:layer="layout" svg:width="3.044cm" svg:height="1.16cm" svg:x="1.3cm" svg:y="5.6cm">
          <text:p text:style-name="P2"><text:span text:style-name="T1">重い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2813.0049261084 15013.95348837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" draw:text-style-name="P6" draw:layer="layout" svg:width="3.914cm" svg:height="1.3cm" svg:x="9.7cm" svg:y="4.8cm">
          <text:p text:style-name="P2"><text:span text:style-name="T1">動かねー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7895.1724137931 26082.70561106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7" draw:layer="layout" svg:width="3.654cm" svg:height="0.596cm" svg:x="8.259cm" svg:y="9.804cm">
          <text:p text:style-name="P2"><text:span text:style-name="T2">摩擦のない床</text:span></text:p>
          <draw:enhanced-geometry svg:viewBox="0 0 21600 21600" draw:text-areas="800 800 20800 20800" draw:type="round-rectangular-callout" draw:modifiers="11388.0164158687 -13459.29648241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8" draw:layer="layout" svg:width="3.1cm" svg:height="1.206cm" svg:x="1.6cm" svg:y="6.9cm">
          <draw:text-box>
            <text:p><text:span text:style-name="T3">重力質量</text:span></text:p>
            <text:p><text:span text:style-name="T3">を感じている</text:span></text:p>
          </draw:text-box>
        </draw:frame>
        <draw:frame draw:style-name="gr9" draw:text-style-name="P10" draw:layer="layout" svg:width="3.097cm" svg:height="1.167cm" svg:x="11.3cm" svg:y="6.233cm">
          <draw:text-box>
            <text:p text:style-name="P9"><text:span text:style-name="T3">慣性質量</text:span></text:p>
            <text:p text:style-name="P9"><text:span text:style-name="T3">を感じている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ゴシック1" svg:font-family="IPAゴシック" style:font-family-generic="modern" style:font-pitch="fixed"/>
    <style:font-face style:name="IPAゴシック" svg:font-family="IPAゴシック" style:font-family-generic="modern" style:font-pitch="variable"/>
    <style:font-face style:name="Liberation Sans1" svg:font-family="'Liberation Sans'" style:font-family-generic="modern" style:font-pitch="variable"/>
    <style:font-face style:name="ＭＳ Ｐゴシック1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0T17:26:47.377000000</meta:creation-date>
    <meta:editing-cycles>21</meta:editing-cycles>
    <meta:editing-duration>PT20M27S</meta:editing-duration>
    <dc:date>2017-01-08T01:07:05.103111834</dc:date>
    <meta:generator>LibreOffice/5.0.3.2$Linux_X86_64 LibreOffice_project/00m0$Build-2</meta:generator>
    <dc:creator>minsparkt</dc:creator>
    <meta:document-statistic meta:object-count="39"/>
  </office:meta>
</office:document-meta>
</file>